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625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625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625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625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625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625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625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625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625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625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625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625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625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625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625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625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625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aniel Josè Bolivar Tria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6/9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093797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Nelson Antonio Bolivar Figu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14035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6.01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76" meta:non-whitespace-character-count="1007"/>
    <meta:template xlink:type="simple" xlink:actuate="onRequest" xlink:title="Normal" xlink:href=""/>
  </office:meta>
</office:document-meta>
</file>